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735" officeooo:paragraph-rsid="000c8735"/>
    </style:style>
    <style:style style:name="P2" style:family="paragraph" style:parent-style-name="Standard">
      <style:text-properties officeooo:rsid="000d60f6" officeooo:paragraph-rsid="000d6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L4</text:p>
      <text:p text:style-name="P2"/>
      <text:p text:style-name="P1">Inij = </text:p>
      <text:p text:style-name="P1"/>
      <text:p text:style-name="P1">OUTij = </text:p>
      <text:p text:style-name="P1"/>
      <text:p text:style-name="P1">TARGij = actual out</text:p>
      <text:p text:style-name="P1"/>
      <text:p text:style-name="P1"/>
      <text:p text:style-name="P2">L5</text:p>
      <text:p text:style-name="P2"/>
      <text:p text:style-name="P2">Hebbian Learning rule:</text:p>
      <text:p text:style-name="P2">1.</text:p>
      <text:p text:style-name="P2">If two neurons on either side of a synapse (connection) are activated</text:p>
      <text:p text:style-name="P2">simultaneously (i.e. synchronously), then the strength of that synapse is</text:p>
      <text:p text:style-name="P2">selectively increased.</text:p>
      <text:p text:style-name="P2"><text:tab/><text:tab/>Δw ij = η .out j .in I</text:p>
      <text:p text:style-name="P2">2.</text:p>
      <text:p text:style-name="P2">If two neurons on either side of a synapse are activated asynchronously,</text:p>
      <text:p text:style-name="P2">then that synapse is selectively weakened or eliminated.</text:p>
      <text:p text:style-name="P2"/>
      <text:p text:style-name="P2">More stable:</text:p>
      <text:p text:style-name="P2">(slide 3)</text:p>
      <text:p text:style-name="P2">which, using a small η and linear neuron approximation, leads to Oja’s Learning Rule</text:p>
      <text:p text:style-name="P2"/>
      <text:p text:style-name="P2">Δw ij = η .out j .in i − η .out j .w ij .out 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8:40:51.267536292</meta:creation-date>
    <dc:date>2016-10-08T19:25:25.591396015</dc:date>
    <meta:editing-duration>P3DT1H4M39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19" meta:word-count="102" meta:character-count="536" meta:non-whitespace-character-count="449"/>
  </office:meta>
</office:document-meta>
</file>